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table:formula="of:=([.A1]/[.$A$26])*100" office:value-type="float" office:value="3.56125356125356" calcext:value-type="float">
            <text:p>3.56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2]/[.$A$26])*100" office:value-type="float" office:value="3.56125356125356" calcext:value-type="float">
            <text:p>3.56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3]/[.$A$26])*100" office:value-type="float" office:value="3.56125356125356" calcext:value-type="float">
            <text:p>3.56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4]/[.$A$26])*100" office:value-type="float" office:value="3.56125356125356" calcext:value-type="float">
            <text:p>3.56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5]/[.$A$26])*100" office:value-type="float" office:value="3.56125356125356" calcext:value-type="float">
            <text:p>3.56</text:p>
          </table:table-cell>
          <table:table-cell office:value-type="string" calcext:value-type="string">
            <text:p>SK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A6]/[.$A$26])*100" office:value-type="float" office:value="3.56125356125356" calcext:value-type="float">
            <text:p>3.56</text:p>
          </table:table-cell>
          <table:table-cell office:value-type="string" calcext:value-type="string">
            <text:p>SP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7]/[.$A$26])*100" office:value-type="float" office:value="14.2450142450142" calcext:value-type="float">
            <text:p>14.25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8]/[.$A$26])*100" office:value-type="float" office:value="14.2450142450142" calcext:value-type="float">
            <text:p>14.25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/[.$A$26])*100" office:value-type="float" office:value="0.997150997150997" calcext:value-type="float">
            <text:p>1.00</text:p>
          </table:table-cell>
          <table:table-cell office:value-type="string" calcext:value-type="string">
            <text:p>INDEST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10]/[.$A$26])*100" office:value-type="float" office:value="2.84900284900285" calcext:value-type="float">
            <text:p>2.85</text:p>
          </table:table-cell>
          <table:table-cell office:value-type="string" calcext:value-type="string">
            <text:p>SELF_RE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11]/[.$A$26])*100" office:value-type="float" office:value="7.12250712250712" calcext:value-type="float">
            <text:p>7.12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12]/[.$A$26])*100" office:value-type="float" office:value="0.712250712250712" calcext:value-type="float">
            <text:p>0.71</text:p>
          </table:table-cell>
          <table:table-cell office:value-type="string" calcext:value-type="string">
            <text:p>INV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A13]/[.$A$26])*100" office:value-type="float" office:value="10.6837606837607" calcext:value-type="float">
            <text:p>10.68</text:p>
          </table:table-cell>
          <table:table-cell office:value-type="string" calcext:value-type="string">
            <text:p>DM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14]/[.$A$26])*100" office:value-type="float" office:value="5.6980056980057" calcext:value-type="float">
            <text:p>5.70</text:p>
          </table:table-cell>
          <table:table-cell office:value-type="string" calcext:value-type="string">
            <text:p>HUNG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5]/[.$A$26])*100" office:value-type="float" office:value="1.42450142450142" calcext:value-type="float">
            <text:p>1.42</text:p>
          </table:table-cell>
          <table:table-cell office:value-type="string" calcext:value-type="string">
            <text:p>IGN_DE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16]/[.$A$26])*100" office:value-type="float" office:value="2.84900284900285" calcext:value-type="float">
            <text:p>2.85</text:p>
          </table:table-cell>
          <table:table-cell office:value-type="string" calcext:value-type="string">
            <text:p>KNOCK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7]/[.$A$26])*100" office:value-type="float" office:value="0.997150997150997" calcext:value-type="float">
            <text:p>1.00</text:p>
          </table:table-cell>
          <table:table-cell office:value-type="string" calcext:value-type="string">
            <text:p>MANA_S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8]/[.$A$26])*100" office:value-type="float" office:value="0.997150997150997" calcext:value-type="float">
            <text:p>1.00</text:p>
          </table:table-cell>
          <table:table-cell office:value-type="string" calcext:value-type="string">
            <text:p>REGE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19]/[.$A$26])*100" office:value-type="float" office:value="0.997150997150997" calcext:value-type="float">
            <text:p>1.00</text:p>
          </table:table-cell>
          <table:table-cell office:value-type="string" calcext:value-type="string">
            <text:p>REF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20]/[.$A$26])*100" office:value-type="float" office:value="0.997150997150997" calcext:value-type="float">
            <text:p>1.00</text:p>
          </table:table-cell>
          <table:table-cell office:value-type="string" calcext:value-type="string">
            <text:p>LEECH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1]/[.$A$26])*100" office:value-type="float" office:value="2.13675213675214" calcext:value-type="float">
            <text:p>2.14</text:p>
          </table:table-cell>
          <table:table-cell office:value-type="string" calcext:value-type="string">
            <text:p>DMG_AB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2]/[.$A$26])*100" office:value-type="float" office:value="2.13675213675214" calcext:value-type="float">
            <text:p>2.14</text:p>
          </table:table-cell>
          <table:table-cell office:value-type="string" calcext:value-type="string">
            <text:p>MAG_AB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23]/[.$A$26])*100" office:value-type="float" office:value="2.13675213675214" calcext:value-type="float">
            <text:p>2.14</text:p>
          </table:table-cell>
          <table:table-cell office:value-type="string" calcext:value-type="string">
            <text:p>THRN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A24]/[.$A$26])*100" office:value-type="float" office:value="4.98575498575499" calcext:value-type="float">
            <text:p>4.99</text:p>
          </table:table-cell>
          <table:table-cell office:value-type="string" calcext:value-type="string">
            <text:p>TEL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25]/[.$A$26])*100" office:value-type="float" office:value="2.42165242165242" calcext:value-type="float">
            <text:p>2.42</text:p>
          </table:table-cell>
          <table:table-cell office:value-type="string" calcext:value-type="string">
            <text:p>LEV</text:p>
          </table:table-cell>
        </table:table-row>
        <table:table-row table:style-name="ro1">
          <table:table-cell table:formula="of:=SUM([.A1:.A25])" office:value-type="float" office:value="702" calcext:value-type="float">
            <text:p>702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ja" style:country-asian="JP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4:30:27.078543064</meta:creation-date>
    <dc:date>2021-10-26T14:49:49.760855555</dc:date>
    <meta:editing-duration>PT8M51S</meta:editing-duration>
    <meta:editing-cycles>2</meta:editing-cycles>
    <meta:generator>LibreOffice/7.2.1.2$Linux_X86_64 LibreOffice_project/87b77fad49947c1441b67c559c339af8f3517e22</meta:generator>
    <meta:document-statistic meta:table-count="1" meta:cell-count="76" meta:object-count="0"/>
  </office:meta>
</office:document-meta>
</file>